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24.35mm"/>
    </style:style>
    <style:style style:name="co5" style:family="table-column">
      <style:table-column-properties fo:break-before="auto" style:column-width="34.4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0"/>
    <style:style style:name="ce12" style:family="table-cell" style:parent-style-name="Default" style:data-style-name="N3"/>
    <style:style style:name="ce13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Alessandro&quot;;&quot;Andre&quot;;&quot;Athila&quot;;&quot;Carol&quot;;&quot;Cinthya&quot;;&quot;Claudia&quot;;&quot;Eduardo&quot;;&quot;Erinaldo&quot;;&quot;Geruza&quot;;&quot;Leonardo&quot;;&quot;Luciana&quot;;&quot;Marcelo&quot;;&quot;Marcus&quot;;&quot;Maria Lucia&quot;;&quot;Rafael&quot;;&quot;Rick&quot;;&quot;Matemática&quot;;&quot;Inglês&quot;)" table:allow-empty-cell="true" table:display-list="unsorted" table:base-cell-address="Disponibilidade.A1">
          <table:error-message table:message-type="stop" table:display="true"/>
        </table:content-validation>
      </table:content-validations>
      <table:table table:name="Disponibilidade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number-columns-repeated="1021" table:default-cell-style-name="ce10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Segunda18</text:p>
          </table:table-cell>
          <table:table-cell office:value-type="string" calcext:value-type="string">
            <text:p>Segunda19</text:p>
          </table:table-cell>
          <table:table-cell office:value-type="string" calcext:value-type="string">
            <text:p>Segunda20</text:p>
          </table:table-cell>
          <table:table-cell office:value-type="string" calcext:value-type="string">
            <text:p>Segunda21</text:p>
          </table:table-cell>
          <table:table-cell office:value-type="string" calcext:value-type="string">
            <text:p>Segunda22</text:p>
          </table:table-cell>
          <table:table-cell office:value-type="string" calcext:value-type="string">
            <text:p>Terça18</text:p>
          </table:table-cell>
          <table:table-cell office:value-type="string" calcext:value-type="string">
            <text:p>Terça19</text:p>
          </table:table-cell>
          <table:table-cell office:value-type="string" calcext:value-type="string">
            <text:p>Terça20</text:p>
          </table:table-cell>
          <table:table-cell office:value-type="string" calcext:value-type="string">
            <text:p>Terça21</text:p>
          </table:table-cell>
          <table:table-cell office:value-type="string" calcext:value-type="string">
            <text:p>Terça22</text:p>
          </table:table-cell>
          <table:table-cell office:value-type="string" calcext:value-type="string">
            <text:p>Quarta18</text:p>
          </table:table-cell>
          <table:table-cell office:value-type="string" calcext:value-type="string">
            <text:p>Quarta19</text:p>
          </table:table-cell>
          <table:table-cell office:value-type="string" calcext:value-type="string">
            <text:p>Quarta20</text:p>
          </table:table-cell>
          <table:table-cell office:value-type="string" calcext:value-type="string">
            <text:p>Quarta21</text:p>
          </table:table-cell>
          <table:table-cell office:value-type="string" calcext:value-type="string">
            <text:p>Quarta22</text:p>
          </table:table-cell>
          <table:table-cell office:value-type="string" calcext:value-type="string">
            <text:p>Quinta18</text:p>
          </table:table-cell>
          <table:table-cell office:value-type="string" calcext:value-type="string">
            <text:p>Quinta19</text:p>
          </table:table-cell>
          <table:table-cell office:value-type="string" calcext:value-type="string">
            <text:p>Quinta20</text:p>
          </table:table-cell>
          <table:table-cell office:value-type="string" calcext:value-type="string">
            <text:p>Quinta21</text:p>
          </table:table-cell>
          <table:table-cell office:value-type="string" calcext:value-type="string">
            <text:p>Quinta22</text:p>
          </table:table-cell>
          <table:table-cell office:value-type="string" calcext:value-type="string">
            <text:p>Sexta18</text:p>
          </table:table-cell>
          <table:table-cell office:value-type="string" calcext:value-type="string">
            <text:p>Sexta19</text:p>
          </table:table-cell>
          <table:table-cell office:value-type="string" calcext:value-type="string">
            <text:p>Sexta20</text:p>
          </table:table-cell>
          <table:table-cell office:value-type="string" calcext:value-type="string">
            <text:p>Sexta21</text:p>
          </table:table-cell>
          <table:table-cell office:value-type="string" calcext:value-type="string">
            <text:p>Sexta22</text:p>
          </table:table-cell>
          <table:table-cell office:value-type="string" calcext:value-type="string">
            <text:p>Sábado8</text:p>
          </table:table-cell>
          <table:table-cell office:value-type="string" calcext:value-type="string">
            <text:p>Sábado9</text:p>
          </table:table-cell>
          <table:table-cell office:value-type="string" calcext:value-type="string">
            <text:p>Sábado10</text:p>
          </table:table-cell>
          <table:table-cell office:value-type="string" calcext:value-type="string">
            <text:p>Sábado11</text:p>
          </table:table-cell>
          <table:table-cell office:value-type="string" calcext:value-type="string">
            <text:p>Sábado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temática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style-name="ce14"/>
          <table:table-cell table:number-columns-repeated="992"/>
        </table:table-row>
        <table:table-row table:style-name="ro1">
          <table:table-cell office:value-type="string" calcext:value-type="string">
            <text:p>Andre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thila</text:p>
          </table:table-cell>
          <table:table-cell table:number-columns-repeated="30" table:style-name="ce1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inthya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laudia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duardo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rinaldo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ruza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onardo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ciana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rcelo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cus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ia Lucia</text:p>
          </table:table-cell>
          <table:table-cell table:number-columns-repeated="27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afael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ick</text:p>
          </table:table-cell>
          <table:table-cell table:number-columns-repeated="30"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essandro</text:p>
          </table:table-cell>
          <table:table-cell table:number-columns-repeated="20"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nglês</text:p>
          </table:table-cell>
          <table:table-cell table:number-columns-repeated="20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iplinas" table:style-name="ta2">
        <table:table-column table:style-name="co4" table:default-cell-style-name="ce10"/>
        <table:table-column table:style-name="co3" table:number-columns-repeated="3" table:default-cell-style-name="ce10"/>
        <table:table-column table:style-name="co5" table:default-cell-style-name="ce10"/>
        <table:table-column table:style-name="co3" table:number-columns-repeated="1019" table:default-cell-style-name="ce10"/>
        <table:table-row table:style-name="ro1">
          <table:table-cell table:style-name="ce5" office:value-type="string" calcext:value-type="string">
            <text:p>Nome da Matéria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eríodo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Professor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ndamentos de Matemática</text:p>
          </table:table-cell>
          <table:table-cell office:value-type="string" calcext:value-type="string">
            <text:p>MAT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ndamentos de Sistemas de Informação</text:p>
          </table:table-cell>
          <table:table-cell office:value-type="string" calcext:value-type="string">
            <text:p>COM0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laud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glês Instrumental</text:p>
          </table:table-cell>
          <table:table-cell office:value-type="string" calcext:value-type="string">
            <text:p>COM0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glê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rodução à Lógica Computacional</text:p>
          </table:table-cell>
          <table:table-cell office:value-type="string" calcext:value-type="string">
            <text:p>MAT0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eitura e Produção de Textos</text:p>
          </table:table-cell>
          <table:table-cell office:value-type="string" calcext:value-type="string">
            <text:p>COM05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nd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goritmos e Estrutura de Dados I</text:p>
          </table:table-cell>
          <table:table-cell office:value-type="string" calcext:value-type="string">
            <text:p>COM0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Leon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álculo Diferencial e Integral I</text:p>
          </table:table-cell>
          <table:table-cell office:value-type="string" calcext:value-type="string">
            <text:p>MAT0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Matemática Discreta</text:p>
          </table:table-cell>
          <table:table-cell office:value-type="string" calcext:value-type="string">
            <text:p>MAT00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etodologia do Trabalho e da Pesquisa Científica e Tecnológica</text:p>
          </table:table-cell>
          <table:table-cell office:value-type="string" calcext:value-type="string">
            <text:p>COM0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And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de Computação</text:p>
          </table:table-cell>
          <table:table-cell office:value-type="string" calcext:value-type="string">
            <text:p>COM0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afa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eoria Geral dos Sistemas</text:p>
          </table:table-cell>
          <table:table-cell office:value-type="string" calcext:value-type="string">
            <text:p>COM0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laud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dministração I</text:p>
          </table:table-cell>
          <table:table-cell office:value-type="string" calcext:value-type="string">
            <text:p>COM0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Geruz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goritmos e Estrutura de Dados II</text:p>
          </table:table-cell>
          <table:table-cell office:value-type="string" calcext:value-type="string">
            <text:p>COM0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elo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>
            <text:p>Fundamentos de Economia</text:p>
          </table:table-cell>
          <table:table-cell office:value-type="string" calcext:value-type="string">
            <text:p>COM00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inthy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eometria Analítica e Álgebra Linear</text:p>
          </table:table-cell>
          <table:table-cell office:value-type="string" calcext:value-type="string">
            <text:p>MAT0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rganização e Arquitetura de Computadores</text:p>
          </table:table-cell>
          <table:table-cell office:value-type="string" calcext:value-type="string">
            <text:p>COM0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afa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eoria da Computação</text:p>
          </table:table-cell>
          <table:table-cell office:value-type="string" calcext:value-type="string">
            <text:p>COM0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Leon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dministração II</text:p>
          </table:table-cell>
          <table:table-cell office:value-type="string" calcext:value-type="string">
            <text:p>COM01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Geruz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goritmos e Estrutura de Dados III</text:p>
          </table:table-cell>
          <table:table-cell office:value-type="string" calcext:value-type="string">
            <text:p>COM009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el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reito e Legislação em Informática</text:p>
          </table:table-cell>
          <table:table-cell office:value-type="string" calcext:value-type="string">
            <text:p>COM0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statística</text:p>
          </table:table-cell>
          <table:table-cell office:value-type="string" calcext:value-type="string">
            <text:p>MAT00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ndamentos de Contabilidade</text:p>
          </table:table-cell>
          <table:table-cell office:value-type="string" calcext:value-type="string">
            <text:p>COM0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Operacionais</text:p>
          </table:table-cell>
          <table:table-cell office:value-type="string" calcext:value-type="string">
            <text:p>COM0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nco de Dados I</text:p>
          </table:table-cell>
          <table:table-cell office:value-type="string" calcext:value-type="string">
            <text:p>COM0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thila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>
            <text:p>Gestão de Sistemas de Informação</text:p>
          </table:table-cell>
          <table:table-cell office:value-type="string" calcext:value-type="string">
            <text:p>COM0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inguagens de Programação</text:p>
          </table:table-cell>
          <table:table-cell office:value-type="string" calcext:value-type="string">
            <text:p>COM0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u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esquisa Operacional</text:p>
          </table:table-cell>
          <table:table-cell office:value-type="string" calcext:value-type="string">
            <text:p>COM0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Lucian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gramação Orientada a Objetos</text:p>
          </table:table-cell>
          <table:table-cell office:value-type="string" calcext:value-type="string">
            <text:p>COM0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Edu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de Apoio à Decisão</text:p>
          </table:table-cell>
          <table:table-cell office:value-type="string" calcext:value-type="string">
            <text:p>COM0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nco de Dados II</text:p>
          </table:table-cell>
          <table:table-cell office:value-type="string" calcext:value-type="string">
            <text:p>COM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thil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ngenharia de Software I</text:p>
          </table:table-cell>
          <table:table-cell office:value-type="string" calcext:value-type="string">
            <text:p>COM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ia Luc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ngenharia WEB</text:p>
          </table:table-cell>
          <table:table-cell office:value-type="string" calcext:value-type="string">
            <text:p>COM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u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formática e Sociedade</text:p>
          </table:table-cell>
          <table:table-cell office:value-type="string" calcext:value-type="string">
            <text:p>COM02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And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ligência Artificial</text:p>
          </table:table-cell>
          <table:table-cell office:value-type="string" calcext:value-type="string">
            <text:p>COM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Lucian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des de Computadores I</text:p>
          </table:table-cell>
          <table:table-cell office:value-type="string" calcext:value-type="string">
            <text:p>COM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afa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mportamento Organizacional</text:p>
          </table:table-cell>
          <table:table-cell office:value-type="string" calcext:value-type="string">
            <text:p>COM0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ngenharia de Software II</text:p>
          </table:table-cell>
          <table:table-cell office:value-type="string" calcext:value-type="string">
            <text:p>COM02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aro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rface Homem Máquina</text:p>
          </table:table-cell>
          <table:table-cell office:value-type="string" calcext:value-type="string">
            <text:p>COM0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Maria Luc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ptativa 1</text:p>
          </table:table-cell>
          <table:table-cell office:value-type="string" calcext:value-type="string">
            <text:p>COM04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inthy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des de Computadores II</text:p>
          </table:table-cell>
          <table:table-cell office:value-type="string" calcext:value-type="string">
            <text:p>COM0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lessandr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rabalho Cooperativo Apoiado por Computador</text:p>
          </table:table-cell>
          <table:table-cell office:value-type="string" calcext:value-type="string">
            <text:p>COM02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Claud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mpreendedorismo</text:p>
          </table:table-cell>
          <table:table-cell office:value-type="string" calcext:value-type="string">
            <text:p>COM03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Cinthy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erência de Projetos de Software</text:p>
          </table:table-cell>
          <table:table-cell office:value-type="string" calcext:value-type="string">
            <text:p>COM0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aro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ptativa 2</text:p>
          </table:table-cell>
          <table:table-cell office:value-type="string" calcext:value-type="string">
            <text:p>COM04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jeto Orientado I (TCC)</text:p>
          </table:table-cell>
          <table:table-cell office:value-type="string" calcext:value-type="string">
            <text:p>COM0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Maria Luc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egurança e Auditoria de Sistemas de Informação</text:p>
          </table:table-cell>
          <table:table-cell office:value-type="string" calcext:value-type="string">
            <text:p>COM03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Edu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Distribuídos</text:p>
          </table:table-cell>
          <table:table-cell office:value-type="string" calcext:value-type="string">
            <text:p>COM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lessandr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stágio Curricular Supervisionado</text:p>
          </table:table-cell>
          <table:table-cell office:value-type="string" calcext:value-type="string">
            <text:p>COM0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jeto Orientado II (TCC)</text:p>
          </table:table-cell>
          <table:table-cell office:value-type="string" calcext:value-type="string">
            <text:p>COM0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Marcus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Professor" table:style-name="ta3"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2">
          <table:table-cell office:value-type="string">
            <text:p>Matemátic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4</text:p>
          </table:table-cell>
          <table:table-cell office:value-type="string">
            <text:p>MAT003</text:p>
          </table:table-cell>
          <table:table-cell office:value-type="string">
            <text:p>MAT002</text:p>
          </table:table-cell>
          <table:table-cell office:value-type="string">
            <text:p>MAT003</text:p>
          </table:table-cell>
          <table:table-cell office:value-type="string">
            <text:p>MAT003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1</text:p>
          </table:table-cell>
          <table:table-cell office:value-type="string">
            <text:p>MAT001</text:p>
          </table:table-cell>
          <table:table-cell office:value-type="string">
            <text:p>MAT003</text:p>
          </table:table-cell>
          <table:table-cell office:value-type="string">
            <text:p>MAT001</text:p>
          </table:table-cell>
          <table:table-cell office:value-type="string">
            <text:p>MAT002</text:p>
          </table:table-cell>
          <table:table-cell office:value-type="string">
            <text:p>MAT00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MAT006</text:p>
          </table:table-cell>
          <table:table-cell office:value-type="string">
            <text:p>MAT001</text:p>
          </table:table-cell>
          <table:table-cell office:value-type="string">
            <text:p>MAT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1.0">
            <text:p>1</text:p>
          </table:table-cell>
          <table:table-cell office:value-type="string">
            <text:p>MAT006</text:p>
          </table:table-cell>
          <table:table-cell office:value-type="string">
            <text:p>MAT006</text:p>
          </table:table-cell>
          <table:table-cell office:value-type="float" office:value="1.0">
            <text:p>1</text:p>
          </table:table-cell>
          <table:table-cell office:value-type="string">
            <text:p>MAT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6</text:p>
          </table:table-cell>
          <table:table-cell office:value-type="string">
            <text:p>MAT00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MAT004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ndre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60</text:p>
          </table:table-cell>
          <table:table-cell office:value-type="string">
            <text:p>COM0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59</text:p>
          </table:table-cell>
          <table:table-cell office:value-type="string">
            <text:p>COM0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60</text:p>
          </table:table-cell>
          <table:table-cell office:value-type="string">
            <text:p>COM05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59</text:p>
          </table:table-cell>
          <table:table-cell office:value-type="string">
            <text:p>COM05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6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thil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15</text:p>
          </table:table-cell>
          <table:table-cell office:value-type="string">
            <text:p>COM0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5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arol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inthy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8</text:p>
          </table:table-cell>
          <table:table-cell office:value-type="float" office:value="1.0">
            <text:p>1</text:p>
          </table:table-cell>
          <table:table-cell office:value-type="string">
            <text:p>COM00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8</text:p>
          </table:table-cell>
          <table:table-cell office:value-type="string">
            <text:p>COM035</text:p>
          </table:table-cell>
          <table:table-cell office:value-type="float" office:value="1.0">
            <text:p>1</text:p>
          </table:table-cell>
          <table:table-cell office:value-type="string">
            <text:p>COM00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3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5</text:p>
          </table:table-cell>
          <table:table-cell office:value-type="string">
            <text:p>COM04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5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laudi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40</text:p>
          </table:table-cell>
          <table:table-cell office:value-type="string">
            <text:p>COM04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string">
            <text:p>COM003</text:p>
          </table:table-cell>
          <table:table-cell office:value-type="float" office:value="1.0">
            <text:p>1</text:p>
          </table:table-cell>
          <table:table-cell office:value-type="string">
            <text:p>COM003</text:p>
          </table:table-cell>
          <table:table-cell office:value-type="string">
            <text:p>COM003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float" office:value="1.0">
            <text:p>1</text:p>
          </table:table-cell>
          <table:table-cell office:value-type="string">
            <text:p>COM04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3</text:p>
          </table:table-cell>
          <table:table-cell office:value-type="string">
            <text:p>COM04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duard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4</text:p>
          </table:table-cell>
          <table:table-cell office:value-type="string">
            <text:p>COM0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4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34</text:p>
          </table:table-cell>
          <table:table-cell office:value-type="float" office:value="1.0">
            <text:p>1</text:p>
          </table:table-cell>
          <table:table-cell office:value-type="string">
            <text:p>COM034</text:p>
          </table:table-cell>
          <table:table-cell office:value-type="string">
            <text:p>COM016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rinald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3</text:p>
          </table:table-cell>
          <table:table-cell office:value-type="float" office:value="1.0">
            <text:p>1</text:p>
          </table:table-cell>
          <table:table-cell office:value-type="string">
            <text:p>COM03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1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0</text:p>
          </table:table-cell>
          <table:table-cell office:value-type="float" office:value="1.0">
            <text:p>1</text:p>
          </table:table-cell>
          <table:table-cell office:value-type="string">
            <text:p>COM01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Geruz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1</text:p>
          </table:table-cell>
          <table:table-cell office:value-type="string">
            <text:p>COM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7</text:p>
          </table:table-cell>
          <table:table-cell office:value-type="string">
            <text:p>COM007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onard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1</text:p>
          </table:table-cell>
          <table:table-cell office:value-type="string">
            <text:p>COM00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6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6</text:p>
          </table:table-cell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ucian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7</text:p>
          </table:table-cell>
          <table:table-cell office:value-type="string">
            <text:p>COM0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string">
            <text:p>COM024</text:p>
          </table:table-cell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cel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9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cus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4</text:p>
          </table:table-cell>
          <table:table-cell office:value-type="string">
            <text:p>COM020</text:p>
          </table:table-cell>
          <table:table-cell office:value-type="string">
            <text:p>COM0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4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4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0</text:p>
          </table:table-cell>
          <table:table-cell office:value-type="float" office:value="1.0">
            <text:p>1</text:p>
          </table:table-cell>
          <table:table-cell office:value-type="string">
            <text:p>COM038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ia Luci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string">
            <text:p>COM02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string">
            <text:p>COM02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string">
            <text:p>COM02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afael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5</text:p>
          </table:table-cell>
          <table:table-cell office:value-type="string">
            <text:p>COM005</text:p>
          </table:table-cell>
          <table:table-cell office:value-type="float" office:value="1.0">
            <text:p>1</text:p>
          </table:table-cell>
          <table:table-cell office:value-type="string">
            <text:p>COM022</text:p>
          </table:table-cell>
          <table:table-cell office:value-type="float" office:value="1.0">
            <text:p>1</text:p>
          </table:table-cell>
          <table:table-cell office:value-type="string">
            <text:p>COM0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2</text:p>
          </table:table-cell>
          <table:table-cell office:value-type="string">
            <text:p>COM005</text:p>
          </table:table-cell>
          <table:table-cell office:value-type="string">
            <text:p>COM0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5</text:p>
          </table:table-cell>
          <table:table-cell office:value-type="string">
            <text:p>COM02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ick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string">
            <text:p>COM019</text:p>
          </table:table-cell>
          <table:table-cell office:value-type="float" office:value="1.0">
            <text:p>1</text:p>
          </table:table-cell>
          <table:table-cell office:value-type="string">
            <text:p>COM018</text:p>
          </table:table-cell>
          <table:table-cell office:value-type="float" office:value="1.0">
            <text:p>1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0</text:p>
          </table:table-cell>
          <table:table-cell office:value-type="float" office:value="1.0">
            <text:p>1</text:p>
          </table:table-cell>
          <table:table-cell office:value-type="string">
            <text:p>COM046</text:p>
          </table:table-cell>
          <table:table-cell office:value-type="string">
            <text:p>COM010</text:p>
          </table:table-cell>
          <table:table-cell office:value-type="string">
            <text:p>COM010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19</text:p>
          </table:table-cell>
          <table:table-cell office:value-type="string">
            <text:p>COM046</text:p>
          </table:table-cell>
          <table:table-cell office:value-type="string">
            <text:p>COM01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6</text:p>
          </table:table-cell>
          <table:table-cell office:value-type="string">
            <text:p>COM04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lessandr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32</text:p>
          </table:table-cell>
          <table:table-cell office:value-type="string">
            <text:p>COM032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3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2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2</text:p>
          </table:table-cell>
          <table:table-cell office:value-type="string">
            <text:p>COM0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Inglês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43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43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43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Periodo" table:style-name="ta3"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2">
          <table:table-cell office:value-type="string">
            <text:p>1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40</text:p>
          </table:table-cell>
          <table:table-cell office:value-type="string">
            <text:p>COM040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string">
            <text:p>COM043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1</text:p>
          </table:table-cell>
          <table:table-cell office:value-type="string">
            <text:p>MAT001</text:p>
          </table:table-cell>
          <table:table-cell office:value-type="string">
            <text:p>COM059</text:p>
          </table:table-cell>
          <table:table-cell office:value-type="string">
            <text:p>MAT001</text:p>
          </table:table-cell>
          <table:table-cell office:value-type="string">
            <text:p>COM043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2.0">
            <text:p>2</text:p>
          </table:table-cell>
          <table:table-cell office:value-type="string">
            <text:p>COM040</text:p>
          </table:table-cell>
          <table:table-cell office:value-type="string">
            <text:p>COM059</text:p>
          </table:table-cell>
          <table:table-cell office:value-type="string">
            <text:p>MAT001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string">
            <text:p>COM040</text:p>
          </table:table-cell>
          <table:table-cell office:value-type="string">
            <text:p>COM059</text:p>
          </table:table-cell>
          <table:table-cell office:value-type="string">
            <text:p>COM059</text:p>
          </table:table-cell>
          <table:table-cell office:value-type="string">
            <text:p>COM043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float" office:value="3.0">
            <text:p>3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2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2</text:p>
          </table:table-cell>
          <table:table-cell office:value-type="string">
            <text:p>MAT003</text:p>
          </table:table-cell>
          <table:table-cell office:value-type="string">
            <text:p>COM060</text:p>
          </table:table-cell>
          <table:table-cell office:value-type="string">
            <text:p>MAT003</text:p>
          </table:table-cell>
          <table:table-cell office:value-type="string">
            <text:p>MAT003</text:p>
          </table:table-cell>
          <table:table-cell office:value-type="string">
            <text:p>COM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1</text:p>
          </table:table-cell>
          <table:table-cell office:value-type="string">
            <text:p>COM003</text:p>
          </table:table-cell>
          <table:table-cell office:value-type="string">
            <text:p>MAT003</text:p>
          </table:table-cell>
          <table:table-cell office:value-type="string">
            <text:p>COM003</text:p>
          </table:table-cell>
          <table:table-cell office:value-type="string">
            <text:p>COM003</text:p>
          </table:table-cell>
          <table:table-cell office:value-type="string">
            <text:p>COM0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1</text:p>
          </table:table-cell>
          <table:table-cell office:value-type="float" office:value="4.0">
            <text:p>4</text:p>
          </table:table-cell>
          <table:table-cell office:value-type="string">
            <text:p>COM060</text:p>
          </table:table-cell>
          <table:table-cell office:value-type="string">
            <text:p>MAT006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3</text:p>
          </table:table-cell>
          <table:table-cell office:value-type="float" office:value="4.0">
            <text:p>4</text:p>
          </table:table-cell>
          <table:table-cell office:value-type="string">
            <text:p>MAT006</text:p>
          </table:table-cell>
          <table:table-cell office:value-type="string">
            <text:p>MAT006</text:p>
          </table:table-cell>
          <table:table-cell office:value-type="string">
            <text:p>COM001</text:p>
          </table:table-cell>
          <table:table-cell office:value-type="string">
            <text:p>COM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6</text:p>
          </table:table-cell>
          <table:table-cell office:value-type="string">
            <text:p>COM002</text:p>
          </table:table-cell>
          <table:table-cell office:value-type="string">
            <text:p>COM060</text:p>
          </table:table-cell>
          <table:table-cell office:value-type="string">
            <text:p>COM001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3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6</text:p>
          </table:table-cell>
          <table:table-cell office:value-type="string">
            <text:p>COM008</text:p>
          </table:table-cell>
          <table:table-cell office:value-type="string">
            <text:p>MAT002</text:p>
          </table:table-cell>
          <table:table-cell office:value-type="string">
            <text:p>COM008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8</text:p>
          </table:table-cell>
          <table:table-cell office:value-type="string">
            <text:p>COM006</text:p>
          </table:table-cell>
          <table:table-cell office:value-type="string">
            <text:p>COM007</text:p>
          </table:table-cell>
          <table:table-cell office:value-type="string">
            <text:p>COM008</text:p>
          </table:table-cell>
          <table:table-cell office:value-type="string">
            <text:p>MAT002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5</text:p>
          </table:table-cell>
          <table:table-cell office:value-type="string">
            <text:p>COM005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string">
            <text:p>COM006</text:p>
          </table:table-cell>
          <table:table-cell office:value-type="string">
            <text:p>MAT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4</text:p>
          </table:table-cell>
          <table:table-cell office:value-type="string">
            <text:p>COM007</text:p>
          </table:table-cell>
          <table:table-cell office:value-type="float" office:value="6.0">
            <text:p>6</text:p>
          </table:table-cell>
          <table:table-cell office:value-type="string">
            <text:p>COM006</text:p>
          </table:table-cell>
          <table:table-cell office:value-type="string">
            <text:p>COM005</text:p>
          </table:table-cell>
          <table:table-cell office:value-type="string">
            <text:p>MAT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7</text:p>
          </table:table-cell>
          <table:table-cell office:value-type="string">
            <text:p>COM007</text:p>
          </table:table-cell>
          <table:table-cell office:value-type="float" office:value="6.0">
            <text:p>6</text:p>
          </table:table-cell>
          <table:table-cell office:value-type="string">
            <text:p>COM004</text:p>
          </table:table-cell>
          <table:table-cell office:value-type="string">
            <text:p>COM005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4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4</text:p>
          </table:table-cell>
          <table:table-cell office:value-type="string">
            <text:p>COM009</text:p>
          </table:table-cell>
          <table:table-cell office:value-type="float" office:value="5.0">
            <text:p>5</text:p>
          </table:table-cell>
          <table:table-cell office:value-type="string">
            <text:p>COM011</text:p>
          </table:table-cell>
          <table:table-cell office:value-type="float" office:value="5.0">
            <text:p>5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3</text:p>
          </table:table-cell>
          <table:table-cell office:value-type="string">
            <text:p>COM009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string">
            <text:p>MAT00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0</text:p>
          </table:table-cell>
          <table:table-cell office:value-type="string">
            <text:p>COM013</text:p>
          </table:table-cell>
          <table:table-cell office:value-type="float" office:value="5.0">
            <text:p>5</text:p>
          </table:table-cell>
          <table:table-cell office:value-type="string">
            <text:p>COM010</text:p>
          </table:table-cell>
          <table:table-cell office:value-type="string">
            <text:p>COM010</text:p>
          </table:table-cell>
          <table:table-cell office:value-type="string">
            <text:p>COM009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1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string">
            <text:p>COM010</text:p>
          </table:table-cell>
          <table:table-cell office:value-type="string">
            <text:p>COM011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9</text:p>
          </table:table-cell>
          <table:table-cell office:value-type="string">
            <text:p>MAT004</text:p>
          </table:table-cell>
          <table:table-cell office:value-type="string">
            <text:p>COM012</text:p>
          </table:table-cell>
          <table:table-cell office:value-type="string">
            <text:p>COM011</text:p>
          </table:table-cell>
          <table:table-cell office:value-type="string">
            <text:p>MAT004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5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8</text:p>
          </table:table-cell>
          <table:table-cell office:value-type="string">
            <text:p>COM016</text:p>
          </table:table-cell>
          <table:table-cell office:value-type="float" office:value="5.0">
            <text:p>5</text:p>
          </table:table-cell>
          <table:table-cell office:value-type="string">
            <text:p>COM014</text:p>
          </table:table-cell>
          <table:table-cell office:value-type="float" office:value="5.0">
            <text:p>5</text:p>
          </table:table-cell>
          <table:table-cell office:value-type="string">
            <text:p>COM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string">
            <text:p>COM019</text:p>
          </table:table-cell>
          <table:table-cell office:value-type="float" office:value="5.0">
            <text:p>5</text:p>
          </table:table-cell>
          <table:table-cell office:value-type="string">
            <text:p>COM018</text:p>
          </table:table-cell>
          <table:table-cell office:value-type="string">
            <text:p>COM017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7</text:p>
          </table:table-cell>
          <table:table-cell office:value-type="string">
            <text:p>COM015</text:p>
          </table:table-cell>
          <table:table-cell office:value-type="string">
            <text:p>COM015</text:p>
          </table:table-cell>
          <table:table-cell office:value-type="string">
            <text:p>COM017</text:p>
          </table:table-cell>
          <table:table-cell office:value-type="string">
            <text:p>COM014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5</text:p>
          </table:table-cell>
          <table:table-cell office:value-type="string">
            <text:p>COM019</text:p>
          </table:table-cell>
          <table:table-cell office:value-type="float" office:value="5.0">
            <text:p>5</text:p>
          </table:table-cell>
          <table:table-cell office:value-type="string">
            <text:p>COM017</text:p>
          </table:table-cell>
          <table:table-cell office:value-type="string">
            <text:p>COM014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string">
            <text:p>COM01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string">
            <text:p>COM016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6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0</text:p>
          </table:table-cell>
          <table:table-cell office:value-type="string">
            <text:p>COM023</text:p>
          </table:table-cell>
          <table:table-cell office:value-type="float" office:value="6.0">
            <text:p>6</text:p>
          </table:table-cell>
          <table:table-cell office:value-type="string">
            <text:p>COM025</text:p>
          </table:table-cell>
          <table:table-cell office:value-type="string">
            <text:p>COM020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string">
            <text:p>COM024</text:p>
          </table:table-cell>
          <table:table-cell office:value-type="string">
            <text:p>COM021</text:p>
          </table:table-cell>
          <table:table-cell office:value-type="string">
            <text:p>COM025</text:p>
          </table:table-cell>
          <table:table-cell office:value-type="string">
            <text:p>COM021</text:p>
          </table:table-cell>
          <table:table-cell office:value-type="string">
            <text:p>COM0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string">
            <text:p>COM020</text:p>
          </table:table-cell>
          <table:table-cell office:value-type="string">
            <text:p>COM024</text:p>
          </table:table-cell>
          <table:table-cell office:value-type="string">
            <text:p>COM022</text:p>
          </table:table-cell>
          <table:table-cell office:value-type="float" office:value="5.0">
            <text:p>5</text:p>
          </table:table-cell>
          <table:table-cell office:value-type="string">
            <text:p>COM02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4</text:p>
          </table:table-cell>
          <table:table-cell office:value-type="string">
            <text:p>COM023</text:p>
          </table:table-cell>
          <table:table-cell office:value-type="string">
            <text:p>COM021</text:p>
          </table:table-cell>
          <table:table-cell office:value-type="string">
            <text:p>COM02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float" office:value="6.0">
            <text:p>6</text:p>
          </table:table-cell>
          <table:table-cell office:value-type="string">
            <text:p>COM020</text:p>
          </table:table-cell>
          <table:table-cell office:value-type="string">
            <text:p>COM021</text:p>
          </table:table-cell>
          <table:table-cell office:value-type="string">
            <text:p>COM02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7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string">
            <text:p>COM028</text:p>
          </table:table-cell>
          <table:table-cell office:value-type="string">
            <text:p>COM027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float" office:value="6.0">
            <text:p>6</text:p>
          </table:table-cell>
          <table:table-cell office:value-type="string">
            <text:p>COM030</text:p>
          </table:table-cell>
          <table:table-cell office:value-type="float" office:value="6.0">
            <text:p>6</text:p>
          </table:table-cell>
          <table:table-cell office:value-type="float" office:value="5.0">
            <text:p>5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float" office:value="6.0">
            <text:p>6</text:p>
          </table:table-cell>
          <table:table-cell office:value-type="string">
            <text:p>COM028</text:p>
          </table:table-cell>
          <table:table-cell office:value-type="string">
            <text:p>COM04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26</text:p>
          </table:table-cell>
          <table:table-cell office:value-type="string">
            <text:p>COM030</text:p>
          </table:table-cell>
          <table:table-cell office:value-type="string">
            <text:p>COM028</text:p>
          </table:table-cell>
          <table:table-cell office:value-type="string">
            <text:p>COM045</text:p>
          </table:table-cell>
          <table:table-cell office:value-type="string">
            <text:p>COM04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0</text:p>
          </table:table-cell>
          <table:table-cell office:value-type="string">
            <text:p>COM027</text:p>
          </table:table-cell>
          <table:table-cell office:value-type="float" office:value="6.0">
            <text:p>6</text:p>
          </table:table-cell>
          <table:table-cell office:value-type="string">
            <text:p>COM026</text:p>
          </table:table-cell>
          <table:table-cell office:value-type="string">
            <text:p>COM045</text:p>
          </table:table-cell>
          <table:table-cell office:value-type="string">
            <text:p>COM02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8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4</text:p>
          </table:table-cell>
          <table:table-cell office:value-type="string">
            <text:p>COM032</text:p>
          </table:table-cell>
          <table:table-cell office:value-type="string">
            <text:p>COM032</text:p>
          </table:table-cell>
          <table:table-cell office:value-type="float" office:value="6.0">
            <text:p>6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string">
            <text:p>COM035</text:p>
          </table:table-cell>
          <table:table-cell office:value-type="float" office:value="6.0">
            <text:p>6</text:p>
          </table:table-cell>
          <table:table-cell office:value-type="string">
            <text:p>COM033</text:p>
          </table:table-cell>
          <table:table-cell office:value-type="string">
            <text:p>COM034</text:p>
          </table:table-cell>
          <table:table-cell office:value-type="string">
            <text:p>COM03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string">
            <text:p>COM032</text:p>
          </table:table-cell>
          <table:table-cell office:value-type="string">
            <text:p>COM046</text:p>
          </table:table-cell>
          <table:table-cell office:value-type="string">
            <text:p>COM033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.0">
            <text:p>6</text:p>
          </table:table-cell>
          <table:table-cell office:value-type="string">
            <text:p>COM035</text:p>
          </table:table-cell>
          <table:table-cell office:value-type="string">
            <text:p>COM046</text:p>
          </table:table-cell>
          <table:table-cell office:value-type="float" office:value="6.0">
            <text:p>6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5</text:p>
          </table:table-cell>
          <table:table-cell office:value-type="string">
            <text:p>COM034</text:p>
          </table:table-cell>
          <table:table-cell office:value-type="string">
            <text:p>COM032</text:p>
          </table:table-cell>
          <table:table-cell office:value-type="string">
            <text:p>COM034</text:p>
          </table:table-cell>
          <table:table-cell office:value-type="string">
            <text:p>COM046</text:p>
          </table:table-cell>
          <table:table-cell office:value-type="string">
            <text:p>COM04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9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9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string">
            <text:p>COM038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sciplinas.A1:Disciplinas.E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1:10:22.7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4rc2</meta:generator>
    <meta:creation-date>2017-08-15T16:33:59Z</meta:creation-date>
    <dc:date>2018-12-19T11:11:11.478000000</dc:date>
    <meta:editing-cycles>38</meta:editing-cycles>
    <meta:editing-duration>PT4H8M49S</meta:editing-duration>
  </office:meta>
</office:document-meta>
</file>